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  <table:table-cell office:value-type="float" office:value="87100" calcext:value-type="float">
            <text:p>87100</text:p>
          </table:table-cell>
          <table:table-cell table:formula="of:=SUM([.G3];[.G33])" office:value-type="float" office:value="74300" calcext:value-type="float">
            <text:p>74300</text:p>
          </table:table-cell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/>
          <table:table-cell table:style-name="ce2" table:formula="of:=SUM([.L2:.L4])" office:value-type="float" office:value="165100" calcext:value-type="float">
            <text:p>1651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4:.H28])" office:value-type="float" office:value="38819.0476190476" calcext:value-type="float">
            <text:p>38819.0476190476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/>
          <table:table-cell/>
        </table:table-row>
        <table:table-row table:style-name="ro3">
          <table:table-cell table:number-columns-repeated="8"/>
          <table:table-cell table:style-name="ce16"/>
          <table:table-cell table:style-name="ce2" table:formula="of:=SUM([.J4:.J29])" office:value-type="float" office:value="162500" calcext:value-type="float">
            <text:p>1625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30"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30"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34:.H59])" office:value-type="float" office:value="36156.5217391304" calcext:value-type="float">
            <text:p>36156.5217391304</text:p>
          </table:table-cell>
          <table:table-cell table:style-name="ce16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table:number-columns-repeated="4"/>
          <table:table-cell table:style-name="ce2" table:formula="of:=SUM([.B63:.F63])" office:value-type="float" office:value="9300" calcext:value-type="float">
            <text:p>9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86:.D86])" office:value-type="float" office:value="465" calcext:value-type="float">
            <text:p>465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86:.F86])" office:value-type="float" office:value="465" calcext:value-type="float">
            <text:p>465</text:p>
          </table:table-cell>
          <table:table-cell table:style-name="ce34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465" calcext:value-type="float">
            <text:p>465</text:p>
          </table:table-cell>
          <table:table-cell office:value-type="string" calcext:value-type="string">
            <text:p>Aru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" table:formula="of:=SUM([.H64:.H88])" office:value-type="float" office:value="8370" calcext:value-type="float">
            <text:p>8370</text:p>
          </table:table-cell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09:02:25.345261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2T12:24:46.352188327</dc:date>
    <meta:editing-duration>P11DT14H25M12S</meta:editing-duration>
    <meta:editing-cycles>3468</meta:editing-cycles>
    <meta:generator>LibreOffice/4.2.8.2$Linux_X86_64 LibreOffice_project/420m0$Build-2</meta:generator>
    <meta:document-statistic meta:table-count="21" meta:cell-count="9814" meta:object-count="0"/>
  </office:meta>
</office:document-meta>
</file>